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9a05" officeooo:paragraph-rsid="00059a05"/>
    </style:style>
    <style:style style:name="P2" style:family="paragraph" style:parent-style-name="Standard">
      <style:text-properties officeooo:rsid="00086d59" officeooo:paragraph-rsid="00086d59"/>
    </style:style>
    <style:style style:name="P3" style:family="paragraph" style:parent-style-name="Standard">
      <style:text-properties officeooo:rsid="0009372a" officeooo:paragraph-rsid="0009372a"/>
    </style:style>
    <style:style style:name="T1" style:family="text">
      <style:text-properties officeooo:rsid="00076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del vídeo:</text:p>
      <text:p text:style-name="P1">1. No, Paloma no tiene ganas de ir la fiesta porque ella prefiere va a la fiesta de Eduardo esta fin de semana porque <text:span text:style-name="T1">cree que gusta (¿yo vomos al sin?)</text:span></text:p>
      <text:p text:style-name="P2"/>
      <text:p text:style-name="P2">2. Las fiestas de Eduaros siempre son muy buenas.</text:p>
      <text:p text:style-name="P2"/>
      <text:p text:style-name="P3">3. Palmoma quiere entrar en la tienda porque hay rebajas en la tienda y quiere comprar las ropas.</text:p>
      <text:p text:style-name="P3"/>
      <text:p text:style-name="P3">4. Paloma tiene que comprar los jeans.</text:p>
      <text:p text:style-name="P3"/>
      <text:p text:style-name="P3">5. Una camisa cuesta</text:p>
      <text:p text:style-name="P3"/>
      <text:p text:style-name="P3">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45:27.694882000</meta:creation-date>
    <dc:date>2016-09-27T14:32:38.641479000</dc:date>
    <meta:editing-duration>PT1H3M34S</meta:editing-duration>
    <meta:editing-cycles>1</meta:editing-cycles>
    <meta:document-statistic meta:table-count="0" meta:image-count="0" meta:object-count="0" meta:page-count="1" meta:paragraph-count="7" meta:word-count="73" meta:character-count="379" meta:non-whitespace-character-count="312"/>
    <meta:generator>LibreOffice/5.2.1.2$MacOSX_X86_64 LibreOffice_project/31dd62db80d4e60af04904455ec9c9219178d620</meta:generator>
  </office:meta>
</office:document-meta>
</file>